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P3" style:family="paragraph" style:parent-style-name="Standard" style:list-style-name="L1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unciado.</text:p>
      <text:p text:style-name="P1">Dado el fichero:</text:p>
      <text:p text:style-name="P1">LMSGI06_TARE_R01.sql (1.71 KB)</text:p>
      <text:p text:style-name="P1"/>
      <text:p text:style-name="P1">Generar un esquema XSD que sirva para describir en XML dicha base de datos relacional. Crear el documento XML correspondiente a dicha base de datos.</text:p>
      <text:p text:style-name="P1"/>
      <text:p text:style-name="P1">Una vez realizado estos documentos realizar las siguientes consultas XQuery sobre los datos:</text:p>
      <text:p text:style-name="P1"/>
      <text:list xml:id="list6637892169916262070" text:style-name="L1">
        <text:list-item>
          <text:p text:style-name="P3">Obtener el nombre de todos los alumnos matriculados en algún módulo.</text:p>
        </text:list-item>
        <text:list-item>
          <text:p text:style-name="P3">Obtener las calificaciones del alumno de código "n43483437" en cada módulo.</text:p>
        </text:list-item>
        <text:list-item>
          <text:p text:style-name="P3">Obtener el nombre y el teléfono de cada alumno ordenado por apellidos de forma descendiente.</text:p>
        </text:list-item>
        <text:list-item>
          <text:p text:style-name="P3">¿Cuántos módulos hay?</text:p>
        </text:list-item>
        <text:list-item>
          <text:p text:style-name="P3">Obtener los nombres de los alumnos matriculados en LMSGI y sus notas ordenado por notas.</text:p>
        </text:list-item>
        <text:list-item>
          <text:p text:style-name="P3">Obtener los nombres y las calificaciones de los matriculados en FH que han aprobad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1S</meta:editing-duration>
    <meta:editing-cycles>3</meta:editing-cycles>
    <meta:generator>OpenOffice/4.1.9$Win32 OpenOffice.org_project/419m1$Build-9805</meta:generator>
    <dc:date>2021-04-12T20:25:32.12</dc:date>
    <meta:document-statistic meta:table-count="0" meta:image-count="0" meta:object-count="0" meta:page-count="1" meta:paragraph-count="11" meta:word-count="114" meta:character-count="724"/>
    <meta:user-defined meta:name="Info 1"/>
    <meta:user-defined meta:name="Info 2"/>
    <meta:user-defined meta:name="Info 3"/>
    <meta:user-defined meta:name="Info 4"/>
  </office:meta>
</office:document-meta>
</file>